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08000000080A35FE9A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fo:min-height="2.468cm"/>
    </style:style>
    <style:style style:name="gr11" style:family="graphic" style:parent-style-name="standard">
      <style:graphic-properties draw:stroke="none" draw:fill="none" fo:min-height="3.084cm"/>
    </style:style>
    <style:style style:name="gr1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P4" style:family="paragraph">
      <style:paragraph-properties fo:text-align="center"/>
      <style:text-properties fo:font-family="'Bitstream Vera Sans Mono'" style:font-family-generic="modern" style:font-pitch="fixed" fo:font-size="10.5pt" style:font-size-asian="10.5pt" style:font-size-complex="10.5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family="'Bitstream Vera Sans Mono'" style:font-family-generic="modern" style:font-pitch="fixed" fo:font-size="12pt" style:font-size-asian="18pt" style:font-size-complex="18pt"/>
    </style:style>
    <style:style style:name="P9" style:family="paragraph">
      <style:paragraph-properties fo:text-align="start"/>
      <style:text-properties fo:font-family="'Bitstream Vera Sans Mono'" style:font-family-generic="modern" style:font-pitch="fixed" fo:font-size="8pt" style:font-size-asian="8pt" style:font-size-complex="8pt"/>
    </style:style>
    <style:style style:name="P10" style:family="paragraph">
      <style:text-properties fo:font-family="'Bitstream Vera Sans Mono'" style:font-family-generic="modern" style:font-pitch="fixed" fo:font-size="8pt" style:font-size-asian="8pt" style:font-size-complex="8pt"/>
    </style:style>
    <style:style style:name="P11" style:family="paragraph">
      <style:text-properties fo:font-size="12pt" style:font-size-asian="18pt" style:font-size-complex="18pt"/>
    </style:style>
    <style:style style:name="T1" style:family="text">
      <style:text-properties fo:font-family="'Bitstream Vera Sans Mono'" style:font-family-generic="modern" style:font-pitch="fixed" fo:font-size="10.5pt" style:font-size-asian="10.5pt" style:font-size-complex="10.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family="'Bitstream Vera Sans Mono'" style:font-family-generic="modern" style:font-pitch="fixed"/>
    </style:style>
    <style:style style:name="T5" style:family="text">
      <style:text-properties fo:font-family="'Bitstream Vera Sans Mono'" style:font-family-generic="modern" style:font-pitch="fixed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187cm" svg:height="2.909cm" svg:x="8.461cm" svg:y="4.338cm">
          <text:p/>
          <draw:enhanced-geometry svg:viewBox="0 0 21600 21600" draw:glue-points="10800 0 0 10800 10800 21600 21600 10800" draw:text-areas="0 4300 21600 21600" draw:mirror-horizontal="true" draw:type="flowchart-card" draw:enhanced-path="M 4300 0 L 21600 0 21600 21600 0 21600 0 4300 4300 0 Z N"/>
        </draw:custom-shape>
        <draw:custom-shape draw:style-name="gr1" draw:text-style-name="P1" draw:id="id6" draw:layer="layout" svg:width="7.247cm" svg:height="3.254cm" svg:x="1.3cm" svg:y="6.293cm">
          <text:p/>
          <draw:enhanced-geometry svg:viewBox="0 0 21600 21600" draw:glue-points="10800 0 0 10800 10800 21600 21600 10800" draw:text-areas="0 4300 21600 21600" draw:mirror-horizontal="true" draw:type="flowchart-card" draw:enhanced-path="M 4300 0 L 21600 0 21600 21600 0 21600 0 4300 4300 0 Z N"/>
        </draw:custom-shape>
        <draw:frame draw:style-name="gr2" draw:text-style-name="P2" draw:id="id1" draw:layer="layout" svg:width="1.418cm" svg:height="1.418cm" svg:x="1.501cm" svg:y="0.42cm">
          <draw:image xlink:href="Pictures/100002010000008000000080A35FE9AB.png" xlink:type="simple" xlink:show="embed" xlink:actuate="onLoad">
            <text:p/>
          </draw:image>
        </draw:frame>
        <draw:custom-shape draw:style-name="gr3" draw:text-style-name="P4" draw:id="id2" draw:layer="layout" svg:width="3.175cm" svg:height="1.27cm" svg:x="6.2cm" svg:y="0.629cm">
          <text:p text:style-name="P3"><text:span text:style-name="T1">OrderForm.ui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5" draw:layer="layout" svg:x1="2.919cm" svg:y1="1.129cm" svg:x2="6.2cm" svg:y2="1.264cm" draw:start-shape="id1" draw:start-glue-point="1" draw:end-shape="id2" svg:d="m2919 1129h1640v135h1641">
          <text:p/>
        </draw:connector>
        <draw:frame draw:style-name="gr5" draw:text-style-name="P6" draw:layer="layout" svg:width="2.081cm" svg:height="0.725cm" svg:x="3.596cm" svg:y="0.397cm">
          <draw:text-box>
            <text:p><text:span text:style-name="T2">saves to</text:span></text:p>
          </draw:text-box>
        </draw:frame>
        <draw:frame draw:style-name="gr5" draw:text-style-name="P7" draw:layer="layout" svg:width="4.888cm" svg:height="1.039cm" svg:x="1.114cm" svg:y="1.843cm">
          <draw:text-box>
            <text:p text:style-name="P7"><text:span text:style-name="T3">designer</text:span></text:p>
            <text:p text:style-name="P7"><text:span text:style-name="T3">(Design Mode from Creator)</text:span></text:p>
          </draw:text-box>
        </draw:frame>
        <draw:custom-shape draw:style-name="gr6" draw:text-style-name="P8" draw:id="id3" draw:layer="layout" svg:width="2.266cm" svg:height="0.789cm" svg:x="8.754cm" svg:y="2.061cm">
          <text:p text:style-name="P1"><text:span text:style-name="T4">u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9.375cm" svg:y1="1.264cm" svg:x2="9.887cm" svg:y2="2.061cm" draw:start-shape="id2" draw:end-shape="id3" draw:end-glue-point="4" svg:d="m9375 1264h512v797">
          <text:p/>
        </draw:connector>
        <draw:custom-shape draw:style-name="gr7" draw:text-style-name="P4" draw:id="id4" draw:layer="layout" svg:width="3.256cm" svg:height="0.889cm" svg:x="4.435cm" svg:y="3.303cm">
          <text:p text:style-name="P4"><text:span text:style-name="T1">ui_orderform.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1" draw:layer="layout" svg:x1="8.754cm" svg:y1="2.455cm" svg:x2="7.691cm" svg:y2="3.747cm" draw:start-shape="id3" draw:end-shape="id4" svg:d="m8754 2455h-531v1292h-532">
          <text:p/>
        </draw:connector>
        <draw:custom-shape draw:style-name="gr9" draw:text-style-name="P4" draw:layer="layout" svg:width="2.528cm" svg:height="0.848cm" svg:x="1.407cm" svg:y="3.33cm">
          <text:p text:style-name="P4"><text:span text:style-name="T1">orderform.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4" draw:id="id7" draw:layer="layout" svg:width="3.04cm" svg:height="0.834cm" svg:x="1.374cm" svg:y="4.808cm">
          <text:p text:style-name="P4"><text:span text:style-name="T1">orderform.cpp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0" draw:text-style-name="P9" draw:id="id5" draw:layer="layout" svg:width="6.631cm" svg:height="2.891cm" svg:x="8.383cm" svg:y="4.517cm">
          <draw:text-box>
            <text:p text:style-name="P9"><text:span text:style-name="T4">class Ui_OrderForm {</text:span></text:p>
            <text:p text:style-name="P9"><text:span text:style-name="T4"><text:s text:c="4"/></text:span><text:span text:style-name="T4">public:</text:span></text:p>
            <text:p text:style-name="P9"><text:span text:style-name="T4"><text:s text:c="5"/></text:span><text:span text:style-name="T4">QVBoxLayout *verticalLayout;</text:span></text:p>
            <text:p text:style-name="P9"><text:span text:style-name="T4"><text:s text:c="5"/></text:span><text:span text:style-name="T4">QLineEdit *lineEdit;</text:span></text:p>
            <text:p text:style-name="P9"><text:span text:style-name="T4"><text:s text:c="5"/></text:span><text:span text:style-name="T4">QDoubleSpinBox *doubleSpinBox;</text:span></text:p>
            <text:p text:style-name="P9"><text:span text:style-name="T4"><text:s text:c="5"/></text:span><text:span text:style-name="T4">QSpinBox *spinBox;</text:span></text:p>
            <text:p text:style-name="P9"><text:span text:style-name="T4"><text:s text:c="5"/></text:span><text:span text:style-name="T4">[...]</text:span></text:p>
            <text:p text:style-name="P9"><text:span text:style-name="T4"/></text:p>
          </draw:text-box>
        </draw:frame>
        <draw:frame draw:style-name="gr11" draw:text-style-name="P10" draw:layer="layout" svg:width="8.562cm" svg:height="3.334cm" svg:x="1.316cm" svg:y="6.345cm">
          <draw:text-box>
            <text:p text:style-name="P10"><text:span text:style-name="T5">#include "orderform.h"</text:span></text:p>
            <text:p text:style-name="P10"><text:span text:style-name="T5">#include "ui_orderform.h"</text:span></text:p>
            <text:p text:style-name="P10"><text:span text:style-name="T5"/></text:p>
            <text:p text:style-name="P10"><text:span text:style-name="T5">OrderForm::OrderForm(QWidget *parent) </text:span></text:p>
            <text:p text:style-name="P10"><text:span text:style-name="T5">: <text:s/>QWidget(parent), ui(new Ui::OrderForm)</text:span></text:p>
            <text:p text:style-name="P10"><text:span text:style-name="T5"><text:s text:c="3"/></text:span><text:span text:style-name="T5">{ ui-&gt;setupUi(this);}</text:span></text:p>
            <text:p text:style-name="P10"><text:span text:style-name="T5"/></text:p>
            <text:p text:style-name="P10"><text:span text:style-name="T5">OrderForm::~OrderForm()</text:span></text:p>
            <text:p text:style-name="P10"><text:span text:style-name="T5"><text:s text:c="2"/></text:span><text:span text:style-name="T5">{ delete ui; <text:s/>}</text:span></text:p>
          </draw:text-box>
        </draw:frame>
        <draw:connector draw:style-name="gr12" draw:text-style-name="P1" draw:layer="layout" draw:type="curve" svg:x1="8.383cm" svg:y1="5.962cm" svg:x2="6.063cm" svg:y2="4.192cm" draw:start-shape="id5" draw:end-shape="id4" svg:d="m8383 5962c-1547 0-2320-590-2320-1770">
          <text:p/>
        </draw:connector>
        <draw:frame draw:style-name="gr5" draw:text-style-name="P11" draw:layer="layout" svg:width="2.25cm" svg:height="0.725cm" svg:x="8.494cm" svg:y="3.058cm">
          <draw:text-box>
            <text:p text:style-name="P11">produces</text:p>
          </draw:text-box>
        </draw:frame>
        <draw:connector draw:style-name="gr12" draw:text-style-name="P1" draw:layer="layout" draw:type="curve" svg:x1="4.925cm" svg:y1="6.293cm" svg:x2="4.414cm" svg:y2="5.225cm" draw:start-shape="id6" draw:start-glue-point="4" draw:end-shape="id7" draw:end-glue-point="1" svg:d="m4925 6293c0-712-170-1068-511-10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.224cm" fo:margin-right="0.226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an Ezust</meta:initial-creator>
    <meta:creation-date>2010-08-22T16:12:59</meta:creation-date>
    <dc:date>2010-08-22T23:32:08</dc:date>
    <dc:creator>Alan Ezust</dc:creator>
    <meta:editing-duration>PT07H19M09S</meta:editing-duration>
    <meta:editing-cycles>6</meta:editing-cycles>
    <meta:generator>OpenOffice.org/3.2$Unix OpenOffice.org_project/320m19$Build-9505</meta:generator>
    <meta:document-statistic meta:object-count="18"/>
  </office:meta>
</office:document-meta>
</file>